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784cm" fo:min-width="0.03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088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8.257cm"/>
    </style:style>
    <style:style style:name="gr8" style:family="graphic" style:parent-style-name="standard">
      <style:graphic-properties draw:textarea-horizontal-align="justify" draw:textarea-vertical-align="middle" draw:auto-grow-height="false" fo:min-height="2.608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14cm" fo:min-width="0.39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10.8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85cm" svg:y1="5.662cm" svg:x2="7.132cm" svg:y2="5.345cm">
          <text:p/>
        </draw:line>
        <draw:custom-shape draw:style-name="gr2" draw:text-style-name="P2" draw:layer="layout" svg:width="0.318cm" svg:height="0.217cm" draw:transform="rotate (-1.07355202290171) translate (8.051cm 5.49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.087cm" svg:y1="5.01cm" svg:x2="2.722cm" svg:y2="5.01cm">
          <text:p/>
        </draw:line>
        <draw:line draw:style-name="gr1" draw:text-style-name="P1" draw:layer="layout" svg:x1="4.84cm" svg:y1="4.985cm" svg:x2="5.792cm" svg:y2="4.985cm">
          <text:p/>
        </draw:line>
        <draw:line draw:style-name="gr1" draw:text-style-name="P1" draw:layer="layout" svg:x1="4.58cm" svg:y1="5.645cm" svg:x2="4.58cm" svg:y2="4.375cm">
          <text:p/>
        </draw:line>
        <draw:line draw:style-name="gr1" draw:text-style-name="P1" draw:layer="layout" svg:x1="12.33cm" svg:y1="5.145cm" svg:x2="12.33cm" svg:y2="11.06cm">
          <text:p/>
        </draw:line>
        <draw:line draw:style-name="gr1" draw:text-style-name="P1" draw:layer="layout" svg:x1="5.693cm" svg:y1="5.127cm" svg:x2="5.693cm" svg:y2="3.857cm">
          <text:p/>
        </draw:line>
        <draw:custom-shape draw:style-name="gr3" draw:text-style-name="P2" draw:layer="layout" svg:width="0.535cm" svg:height="2.034cm" svg:x="5.545cm" svg:y="2.2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302cm" svg:y1="4.51cm" svg:x2="11.477cm" svg:y2="4.51cm">
          <text:p/>
        </draw:line>
        <draw:line draw:style-name="gr1" draw:text-style-name="P1" draw:layer="layout" svg:x1="10.207cm" svg:y1="5.762cm" svg:x2="8.085cm" svg:y2="5.762cm">
          <text:p/>
        </draw:line>
        <draw:line draw:style-name="gr1" draw:text-style-name="P1" draw:layer="layout" svg:x1="7.132cm" svg:y1="5.444cm" svg:x2="7.132cm" svg:y2="4.492cm">
          <text:p/>
        </draw:line>
        <draw:line draw:style-name="gr1" draw:text-style-name="P1" draw:layer="layout" svg:x1="7.132cm" svg:y1="4.81cm" svg:x2="8.085cm" svg:y2="4.492cm">
          <text:p/>
        </draw:line>
        <draw:line draw:style-name="gr1" draw:text-style-name="P1" draw:layer="layout" svg:x1="5.88cm" svg:y1="5.027cm" svg:x2="7.15cm" svg:y2="5.027cm">
          <text:p/>
        </draw:line>
        <draw:line draw:style-name="gr1" draw:text-style-name="P1" draw:layer="layout" svg:x1="2.357cm" svg:y1="5.022cm" svg:x2="4.58cm" svg:y2="5.022cm">
          <text:p/>
        </draw:line>
        <draw:line draw:style-name="gr1" draw:text-style-name="P1" draw:layer="layout" svg:x1="10.207cm" svg:y1="5.762cm" svg:x2="10.207cm" svg:y2="7.667cm">
          <text:p/>
        </draw:line>
        <draw:line draw:style-name="gr1" draw:text-style-name="P1" draw:layer="layout" svg:x1="10.207cm" svg:y1="7.985cm" svg:x2="10.207cm" svg:y2="11.06cm">
          <text:p/>
        </draw:line>
        <draw:line draw:style-name="gr1" draw:text-style-name="P1" draw:layer="layout" svg:x1="8.202cm" svg:y1="5.762cm" svg:x2="8.202cm" svg:y2="7.667cm">
          <text:p/>
        </draw:line>
        <draw:custom-shape draw:style-name="gr4" draw:text-style-name="P2" draw:layer="layout" svg:width="1.588cm" svg:height="0.001cm" svg:x="9.472cm" svg:y="7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88cm" svg:height="0.001cm" svg:x="9.472cm" svg:y="7.98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47cm" svg:y1="11.06cm" svg:x2="5.847cm" svg:y2="11.695cm">
          <text:p/>
        </draw:line>
        <draw:line draw:style-name="gr1" draw:text-style-name="P1" draw:layer="layout" svg:x1="5.027cm" svg:y1="11.717cm" svg:x2="6.615cm" svg:y2="11.717cm">
          <text:p/>
        </draw:line>
        <draw:line draw:style-name="gr1" draw:text-style-name="P1" draw:layer="layout" svg:x1="5.212cm" svg:y1="11.912cm" svg:x2="6.482cm" svg:y2="11.912cm">
          <text:p/>
        </draw:line>
        <draw:line draw:style-name="gr1" draw:text-style-name="P1" draw:layer="layout" svg:x1="5.53cm" svg:y1="12.13cm" svg:x2="6.165cm" svg:y2="12.13cm">
          <text:p/>
        </draw:line>
        <draw:line draw:style-name="gr1" draw:text-style-name="P1" draw:layer="layout" svg:x1="4.88cm" svg:y1="5.645cm" svg:x2="4.88cm" svg:y2="4.375cm">
          <text:p/>
        </draw:line>
        <draw:custom-shape draw:style-name="gr5" draw:text-style-name="P3" draw:layer="layout" svg:width="0.318cm" svg:height="0.317cm" svg:x="5.554cm" svg:y="4.845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311cm" svg:height="0.962cm" svg:x="4.175cm" svg:y="2.27cm">
          <draw:text-box>
            <text:p>R1</text:p>
          </draw:text-box>
        </draw:frame>
        <draw:custom-shape draw:style-name="gr7" draw:text-style-name="P2" draw:layer="layout" svg:width="12.383cm" svg:height="0.001cm" svg:x="5.762cm" svg:y="1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18cm" svg:height="2.858cm" svg:x="5.662cm" svg:y="6.71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762cm" svg:y1="6.714cm" svg:x2="5.762cm" svg:y2="5.127cm">
          <text:p/>
        </draw:line>
        <draw:line draw:style-name="gr1" draw:text-style-name="P1" draw:layer="layout" svg:x1="5.762cm" svg:y1="2.27cm" svg:x2="5.762cm" svg:y2="1.317cm">
          <text:p/>
        </draw:line>
        <draw:line draw:style-name="gr1" draw:text-style-name="P1" draw:layer="layout" svg:x1="5.862cm" svg:y1="11.16cm" svg:x2="5.862cm" svg:y2="9.573cm">
          <text:p/>
        </draw:line>
        <draw:frame draw:style-name="gr6" draw:text-style-name="P4" draw:layer="layout" svg:width="1.311cm" svg:height="0.962cm" svg:x="3.857cm" svg:y="5.445cm">
          <draw:text-box>
            <text:p>Ci</text:p>
          </draw:text-box>
        </draw:frame>
        <draw:line draw:style-name="gr1" draw:text-style-name="P1" draw:layer="layout" svg:x1="8.302cm" svg:y1="4.492cm" svg:x2="8.302cm" svg:y2="3.222cm">
          <text:p/>
        </draw:line>
        <draw:custom-shape draw:style-name="gr9" draw:text-style-name="P2" draw:layer="layout" svg:width="0.217cm" svg:height="1.27cm" svg:x="8.202cm" svg:y="1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8cm" svg:height="0.317cm" svg:x="8.085cm" svg:y="4.392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02cm" svg:y1="1.952cm" svg:x2="8.302cm" svg:y2="1.317cm">
          <text:p/>
        </draw:line>
        <draw:frame draw:style-name="gr10" draw:text-style-name="P4" draw:layer="layout" svg:width="1.45cm" svg:height="0.962cm" svg:x="7.17cm" svg:y="4.8cm">
          <draw:text-box>
            <text:p><text:span text:style-name="T1">[npn]</text:span></text:p>
          </draw:text-box>
        </draw:frame>
        <draw:frame draw:style-name="gr6" draw:text-style-name="P4" draw:layer="layout" svg:width="1.311cm" svg:height="0.962cm" svg:x="7.032cm" svg:y="3.848cm">
          <draw:text-box>
            <text:p>c</text:p>
          </draw:text-box>
        </draw:frame>
        <draw:frame draw:style-name="gr6" draw:text-style-name="P4" draw:layer="layout" svg:width="1.311cm" svg:height="0.962cm" svg:x="7.032cm" svg:y="5.235cm">
          <draw:text-box>
            <text:p>e</text:p>
          </draw:text-box>
        </draw:frame>
        <draw:frame draw:style-name="gr11" draw:text-style-name="P4" draw:layer="layout" svg:width="1.577cm" svg:height="0.852cm" svg:x="5.662cm" svg:y="4.91cm">
          <draw:text-box>
            <text:p><text:span text:style-name="T2">base</text:span></text:p>
          </draw:text-box>
        </draw:frame>
        <draw:custom-shape draw:style-name="gr9" draw:text-style-name="P2" draw:layer="layout" svg:width="0.217cm" svg:height="1.27cm" svg:x="8.085cm" svg:y="7.66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02cm" svg:y1="11.06cm" svg:x2="8.202cm" svg:y2="8.837cm">
          <text:p/>
        </draw:line>
        <draw:frame draw:style-name="gr6" draw:text-style-name="P4" draw:layer="layout" svg:width="1.311cm" svg:height="0.962cm" svg:x="4.176cm" svg:y="2.27cm">
          <draw:text-box>
            <text:p>R1</text:p>
          </draw:text-box>
        </draw:frame>
        <draw:frame draw:style-name="gr12" draw:text-style-name="P4" draw:layer="layout" svg:width="1.573cm" svg:height="0.852cm" svg:x="8.102cm" svg:y="7.985cm">
          <draw:text-box>
            <text:p><text:span text:style-name="T2">RE</text:span></text:p>
          </draw:text-box>
        </draw:frame>
        <draw:frame draw:style-name="gr12" draw:text-style-name="P4" draw:layer="layout" svg:width="1.573cm" svg:height="0.852cm" svg:x="10.207cm" svg:y="7.032cm">
          <draw:text-box>
            <text:p><text:span text:style-name="T2">Cb</text:span></text:p>
          </draw:text-box>
        </draw:frame>
        <draw:frame draw:style-name="gr12" draw:text-style-name="P4" draw:layer="layout" svg:width="1.573cm" svg:height="0.852cm" svg:x="8.317cm" svg:y="3.857cm">
          <draw:text-box>
            <text:p><text:span text:style-name="T2">coll</text:span></text:p>
          </draw:text-box>
        </draw:frame>
        <draw:frame draw:style-name="gr12" draw:text-style-name="P4" draw:layer="layout" svg:width="1.573cm" svg:height="0.852cm" svg:x="8.317cm" svg:y="5.545cm">
          <draw:text-box>
            <text:p><text:span text:style-name="T2">emit</text:span></text:p>
          </draw:text-box>
        </draw:frame>
        <draw:line draw:style-name="gr1" draw:text-style-name="P1" draw:layer="layout" svg:x1="12.329cm" svg:y1="5.227cm" svg:x2="11.476cm" svg:y2="4.91cm">
          <text:p/>
        </draw:line>
        <draw:line draw:style-name="gr1" draw:text-style-name="P1" draw:layer="layout" svg:x1="11.476cm" svg:y1="5.009cm" svg:x2="11.476cm" svg:y2="4.057cm">
          <text:p/>
        </draw:line>
        <draw:line draw:style-name="gr1" draw:text-style-name="P1" draw:layer="layout" svg:x1="11.476cm" svg:y1="4.375cm" svg:x2="12.747cm" svg:y2="3.857cm">
          <text:p/>
        </draw:line>
        <draw:line draw:style-name="gr1" draw:text-style-name="P1" draw:layer="layout" svg:x1="12.747cm" svg:y1="3.857cm" svg:x2="12.73cm" svg:y2="3.222cm">
          <text:p/>
        </draw:line>
        <draw:custom-shape draw:style-name="gr9" draw:text-style-name="P2" draw:layer="layout" svg:width="0.217cm" svg:height="1.27cm" svg:x="12.63cm" svg:y="1.95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73cm" svg:y1="1.952cm" svg:x2="12.73cm" svg:y2="1.317cm">
          <text:p/>
        </draw:line>
        <draw:frame draw:style-name="gr12" draw:text-style-name="P4" draw:layer="layout" svg:width="1.573cm" svg:height="0.852cm" svg:x="8.302cm" svg:y="2.053cm">
          <draw:text-box>
            <text:p><text:span text:style-name="T2">Rc</text:span></text:p>
          </draw:text-box>
        </draw:frame>
        <draw:frame draw:style-name="gr12" draw:text-style-name="P4" draw:layer="layout" svg:width="1.573cm" svg:height="0.852cm" svg:x="12.747cm" svg:y="1.952cm">
          <draw:text-box>
            <text:p><text:span text:style-name="T2">Rout</text:span></text:p>
          </draw:text-box>
        </draw:frame>
        <draw:frame draw:style-name="gr6" draw:text-style-name="P4" draw:layer="layout" svg:width="1.311cm" svg:height="0.962cm" svg:x="12.071cm" svg:y="3.748cm">
          <draw:text-box>
            <text:p>e</text:p>
          </draw:text-box>
        </draw:frame>
        <draw:frame draw:style-name="gr6" draw:text-style-name="P4" draw:layer="layout" svg:width="1.311cm" svg:height="0.962cm" svg:x="11.436cm" svg:y="4.827cm">
          <draw:text-box>
            <text:p>c</text:p>
          </draw:text-box>
        </draw:frame>
        <draw:frame draw:style-name="gr6" draw:text-style-name="P4" draw:layer="layout" svg:width="1.311cm" svg:height="0.962cm" svg:x="10.801cm" svg:y="3.748cm">
          <draw:text-box>
            <text:p>b</text:p>
          </draw:text-box>
        </draw:frame>
        <draw:frame draw:style-name="gr10" draw:text-style-name="P4" draw:layer="layout" svg:width="1.45cm" svg:height="0.962cm" svg:x="11.812cm" svg:y="4.3cm">
          <draw:text-box>
            <text:p><text:span text:style-name="T1">[pnp]</text:span></text:p>
          </draw:text-box>
        </draw:frame>
        <draw:custom-shape draw:style-name="gr13" draw:text-style-name="P3" draw:layer="layout" svg:width="1.269cm" svg:height="1.08cm" svg:x="17.51cm" svg:y="5.905cm">
          <text:p text:style-name="P3">+</text:p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5" draw:layer="layout" svg:x1="18.162cm" svg:y1="5.88cm" svg:x2="18.145cm" svg:y2="1.317cm">
          <text:p/>
        </draw:line>
        <draw:line draw:style-name="gr1" draw:text-style-name="P5" draw:layer="layout" svg:x1="18.108cm" svg:y1="6.885cm" svg:x2="18.079cm" svg:y2="10.96cm">
          <text:p/>
        </draw:line>
        <draw:custom-shape draw:style-name="gr5" draw:text-style-name="P3" draw:layer="layout" svg:width="0.318cm" svg:height="0.317cm" svg:x="17.944cm" svg:y="1.218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6.04cm" svg:height="0.065cm" svg:x="1.87cm" svg:y="10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7cm" svg:x="17.96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035cm" svg:y1="4.492cm" svg:x2="14.035cm" svg:y2="3.222cm">
          <text:p/>
        </draw:line>
        <draw:line draw:style-name="gr1" draw:text-style-name="P1" draw:layer="layout" svg:x1="14.335cm" svg:y1="4.492cm" svg:x2="14.335cm" svg:y2="3.222cm">
          <text:p/>
        </draw:line>
        <draw:line draw:style-name="gr1" draw:text-style-name="P1" draw:layer="layout" svg:x1="12.747cm" svg:y1="3.857cm" svg:x2="14.017cm" svg:y2="3.857cm">
          <text:p/>
        </draw:line>
        <draw:line draw:style-name="gr1" draw:text-style-name="P1" draw:layer="layout" svg:x1="14.335cm" svg:y1="3.857cm" svg:x2="15.287cm" svg:y2="3.857cm">
          <text:p/>
        </draw:line>
        <draw:frame draw:style-name="gr6" draw:text-style-name="P4" draw:layer="layout" svg:width="1.311cm" svg:height="0.962cm" svg:x="14.987cm" svg:y="3.06cm">
          <draw:text-box>
            <text:p><text:span text:style-name="T1">out</text:span></text:p>
          </draw:text-box>
        </draw:frame>
        <draw:line draw:style-name="gr1" draw:text-style-name="P1" draw:layer="layout" svg:x1="15.387cm" svg:y1="3.857cm" svg:x2="15.387cm" svg:y2="11.16cm">
          <text:p/>
        </draw:line>
        <draw:custom-shape draw:style-name="gr5" draw:text-style-name="P3" draw:layer="layout" svg:width="0.318cm" svg:height="0.317cm" svg:x="15.187cm" svg:y="10.842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56cm" svg:height="0.962cm" svg:x="18.145cm" svg:y="5.127cm">
          <draw:text-box>
            <text:p>Vcc</text:p>
          </draw:text-box>
        </draw:frame>
        <draw:frame draw:style-name="gr6" draw:text-style-name="P4" draw:layer="layout" svg:width="1.311cm" svg:height="0.962cm" svg:x="4.451cm" svg:y="7.34cm">
          <draw:text-box>
            <text:p>R2</text:p>
          </draw:text-box>
        </draw:frame>
        <draw:frame draw:style-name="gr12" draw:text-style-name="P4" draw:layer="layout" svg:width="1.573cm" svg:height="0.852cm" svg:x="13.7cm" svg:y="2.588cm">
          <draw:text-box>
            <text:p><text:span text:style-name="T2">Co</text:span></text:p>
          </draw:text-box>
        </draw:frame>
        <draw:frame draw:style-name="gr12" draw:text-style-name="P4" draw:layer="layout" svg:width="1.573cm" svg:height="0.852cm" svg:x="12.679cm" svg:y="3.257cm">
          <draw:text-box>
            <text:p><text:span text:style-name="T3">emit2</text:span></text:p>
          </draw:text-box>
        </draw:frame>
        <draw:custom-shape draw:style-name="gr2" draw:text-style-name="P2" draw:layer="layout" svg:width="0.318cm" svg:height="0.452cm" draw:transform="rotate (-1.07355202290171) translate (11.769cm 4.09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318cm" svg:height="0.317cm" svg:x="15.187cm" svg:y="3.657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852cm" svg:y1="5.027cm" svg:x2="1.852cm" svg:y2="11.06cm">
          <text:p/>
        </draw:line>
        <draw:line draw:style-name="gr1" draw:text-style-name="P1" draw:layer="layout" svg:x1="1.835cm" svg:y1="5.01cm" svg:x2="2.152cm" svg:y2="5.01cm">
          <text:p/>
        </draw:line>
        <draw:custom-shape draw:style-name="gr13" draw:text-style-name="P3" draw:layer="layout" svg:width="1.269cm" svg:height="1.08cm" svg:x="14.78cm" svg:y="6.2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56cm" svg:height="0.962cm" svg:x="14.317cm" svg:y="5.535cm">
          <draw:text-box>
            <text:p>Vo</text:p>
          </draw:text-box>
        </draw:frame>
        <draw:line draw:style-name="gr16" draw:text-style-name="P1" draw:layer="layout" svg:x1="15.605cm" svg:y1="5.761cm" svg:x2="15.605cm" svg:y2="4.174cm">
          <text:p/>
        </draw:line>
        <draw:frame draw:style-name="gr17" draw:text-style-name="P4" draw:layer="layout" svg:width="1.311cm" svg:height="1.673cm" svg:x="15.387cm" svg:y="4.724cm">
          <draw:text-box>
            <text:p>Io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23T19:05:04.357366655</dc:date>
    <meta:editing-duration>PT2H49M53S</meta:editing-duration>
    <meta:editing-cycles>18</meta:editing-cycles>
    <meta:generator>LibreOffice/6.4.6.2$Linux_X86_64 LibreOffice_project/40$Build-2</meta:generator>
    <meta:document-statistic meta:object-count="84"/>
  </office:meta>
</office:document-meta>
</file>